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E30000038E9AD88D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27cm" draw:marker-start-width="0.381cm" draw:marker-end="Arrow" draw:marker-end-width="0.483cm" draw:fill="none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915cm" svg:x="1cm" svg:y="5.012cm">
          <draw:image xlink:href="Pictures/10000201000003E30000038E9AD88D17.png" xlink:type="simple" xlink:show="embed" xlink:actuate="onLoad">
            <text:p/>
          </draw:image>
        </draw:frame>
        <draw:line draw:style-name="gr2" draw:text-style-name="P1" draw:layer="layout" svg:x1="11.77cm" svg:y1="11.668cm" svg:x2="11.643cm" svg:y2="19.542cm">
          <text:p/>
        </draw:line>
        <draw:line draw:style-name="gr2" draw:text-style-name="P1" draw:layer="layout" svg:x1="9.636cm" svg:y1="10.931cm" svg:x2="5.826cm" svg:y2="12.963cm">
          <text:p/>
        </draw:line>
        <draw:frame draw:style-name="gr3" draw:text-style-name="P2" draw:layer="layout" svg:width="2.331cm" svg:height="0.962cm" svg:x="12.893cm" svg:y="11.341cm">
          <draw:text-box>
            <text:p text:style-name="P2">K3-Ca</text:p>
          </draw:text-box>
        </draw:frame>
        <draw:frame draw:style-name="gr3" draw:text-style-name="P2" draw:layer="layout" svg:width="2.297cm" svg:height="0.962cm" svg:x="8.494cm" svg:y="11.341cm">
          <draw:text-box>
            <text:p text:style-name="P2">X4-C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02T10:16:49</dc:date>
    <dc:creator>lior </dc:creator>
    <meta:document-statistic meta:object-count="5"/>
    <meta:generator>LibreOffice/3.5$Linux_X86_64 LibreOffice_project/350m1$Build-2</meta:generator>
  </office:meta>
</office:document-meta>
</file>